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fo:font-weight="normal" officeooo:rsid="000eb9cd" officeooo:paragraph-rsid="001ce00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fo:font-weight="normal" officeooo:rsid="000e4759" officeooo:paragraph-rsid="001ce00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fo:font-weight="normal" officeooo:rsid="0012729c" officeooo:paragraph-rsid="001ce00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fo:font-weight="normal" officeooo:rsid="001502fa" officeooo:paragraph-rsid="001ce00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fo:font-weight="normal" officeooo:rsid="001577c4" officeooo:paragraph-rsid="001ce00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rfc-language-tag="sr-Latn-RS" fo:language="sr" fo:script="Latn" fo:country="RS" fo:font-weight="bold" officeooo:rsid="0012729c" officeooo:paragraph-rsid="001ce00b" style:font-size-asian="16pt" style:font-weight-asian="bold" style:font-size-complex="16pt" style:font-weight-complex="bold"/>
    </style:style>
    <style:style style:name="T1" style:family="text">
      <style:text-properties officeooo:rsid="00171dec"/>
    </style:style>
    <style:style style:name="T2" style:family="text">
      <style:text-properties officeooo:rsid="00117d3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b9cd" style:font-weight-asian="bold" style:font-weight-complex="bold"/>
    </style:style>
    <style:style style:name="T6" style:family="text">
      <style:text-properties fo:font-weight="bold" officeooo:rsid="0010b080" style:font-weight-asian="bold" style:font-weight-complex="bold"/>
    </style:style>
    <style:style style:name="T7" style:family="text">
      <style:text-properties fo:font-weight="bold" style:font-size-asian="12pt" style:font-weight-asian="bold" style:font-weight-complex="bold"/>
    </style:style>
    <style:style style:name="T8" style:family="text">
      <style:text-properties fo:font-weight="bold" officeooo:rsid="0009bb6f" style:font-size-asian="12pt" style:font-weight-asian="bold" style:font-weight-complex="bold"/>
    </style:style>
    <style:style style:name="T9" style:family="text">
      <style:text-properties fo:font-weight="bold" officeooo:rsid="001577c4" style:font-size-asian="12pt" style:font-weight-asian="bold" style:font-weight-complex="bold"/>
    </style:style>
    <style:style style:name="T10" style:family="text">
      <style:text-properties fo:font-weight="bold" officeooo:rsid="000e4759" style:font-size-asian="12pt" style:font-weight-asian="bold" style:font-weight-complex="bold"/>
    </style:style>
    <style:style style:name="T11" style:family="text">
      <style:text-properties style:font-size-asian="12pt"/>
    </style:style>
    <style:style style:name="T12" style:family="text">
      <style:text-properties officeooo:rsid="0009bb6f" style:font-size-asian="12pt"/>
    </style:style>
    <style:style style:name="T13" style:family="text">
      <style:text-properties officeooo:rsid="001502fa" style:font-size-asian="12pt"/>
    </style:style>
    <style:style style:name="T14" style:family="text">
      <style:text-properties officeooo:rsid="000e4759" style:font-size-asian="12pt"/>
    </style:style>
    <style:style style:name="T15" style:family="text">
      <style:text-properties officeooo:rsid="000eb9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 Cp/<text:span text:style-name="T3">Cv</text:span></text:p>
      <text:p text:style-name="P3"><text:span text:style-name="T4">Komponente</text:span>:</text:p>
      <text:p text:style-name="P3"><text:span text:style-name="T4">1.</text:span> Balon za pumpanje vazduha.</text:p>
      <text:p text:style-name="P3"><text:span text:style-name="T4">2.</text:span> Manometar za analogno merenje pritiska.</text:p>
      <text:p text:style-name="P3"><text:span text:style-name="T4">3.</text:span> Pumpa za pumpanje vazduha u balon.</text:p>
      <text:p text:style-name="P3"><text:span text:style-name="T4">4.</text:span> Senzor za merenje relativnog pritiska i potreban hardver.</text:p>
      <text:p text:style-name="P3"><text:span text:style-name="T4">5.</text:span> Senzor za merenje kvalitativne promene temperature i potreban hardver.</text:p>
      <text:p text:style-name="P3"><text:span text:style-name="T4">6.</text:span> Arduino – hardver za akviziciju <text:span text:style-name="T12">analognih signala, njihovu digitalnu obradu, i prenos do računara.</text:span></text:p>
      <text:p text:style-name="P3"><text:span text:style-name="T8">7.</text:span><text:span text:style-name="T12"> Računar sa softverom za obradu podataka i njihov adekvatan prikaz (grafički).</text:span></text:p>
      <text:p text:style-name="P3"><text:span text:style-name="T12"/></text:p>
      <text:p text:style-name="P3"><text:span text:style-name="T8">I</text:span><text:span text:style-name="T7">zrada laboratorijske vežbe</text:span><text:span text:style-name="T11">:</text:span></text:p>
      <text:p text:style-name="P2"><text:span text:style-name="T5">1.</text:span><text:span text:style-name="T15"> korak: Proveriti da nije nijedna druga vežba priključena na računar, ako jeste, izvući USB kabl.</text:span><text:span text:style-name="T5"><text:line-break/></text:span><text:span text:style-name="T6">2</text:span><text:span text:style-name="T5">.</text:span><text:span text:style-name="T15"> korak: Povezati USB Arduina povezanog na </text:span><text:span text:style-name="T1">vežbu pritiska</text:span><text:span text:style-name="T15"> na USB 2.0 priključak na računaru.</text:span></text:p>
      <text:p text:style-name="P3"><text:span text:style-name="T9">3</text:span><text:span text:style-name="T7">. </text:span><text:span text:style-name="T11">korak: </text:span><text:span text:style-name="T13">Proveriti da je ventil na balonu otvoren, ako nije, otvoriti ga.</text:span></text:p>
      <text:p text:style-name="P4"><text:span text:style-name="T9">4</text:span><text:span text:style-name="T7">. </text:span><text:span text:style-name="T11">korak: </text:span><text:span text:style-name="T14">Uključiti računar i pokrenuti aplikaciju.</text:span></text:p>
      <text:p text:style-name="P4"><text:span text:style-name="T9">5</text:span><text:span text:style-name="T10">. </text:span><text:span text:style-name="T11">korak: Pritisnuti dugme „Start“ i uključiti pumpu u struju.</text:span></text:p>
      <text:p text:style-name="P4"><text:span text:style-name="T9">6</text:span><text:span text:style-name="T7">. </text:span><text:span text:style-name="T11">korak: Pratiti grafik dok se pritisak i temperatura ne kalibrišu. (Pritisak pada na 0, a temperatura se podiže na stacionarni nivo.) U slučaju da temperatura krene da opada, zatvoriti aplikaciju i pokrenuti je ponovo.</text:span></text:p>
      <text:p text:style-name="P4"><text:span text:style-name="T9">7</text:span><text:span text:style-name="T7">. </text:span><text:span text:style-name="T11">korak: Nakon što je pritisak pao na 0, a temperatura se popela na stacionarno stanje, priključiti pumpu na ventil balona i pumpati dok pritisak ne poraste između 80 i 120 mbar.</text:span></text:p>
      <text:p text:style-name="P4"><text:span text:style-name="T9">8</text:span><text:span text:style-name="T7">. </text:span><text:span text:style-name="T11">korak: Kada pritisak dostigne zadati nivo, zatvoriti ventil, pa zatim raskačiti pumpu sa ventila i ugasiti pumpu.</text:span></text:p>
      <text:p text:style-name="P4"><text:span text:style-name="T9">9</text:span><text:span text:style-name="T7">. </text:span><text:span text:style-name="T11">korak: Sačekati da pritisak opadne do prvog stacionarnog stanja.</text:span></text:p>
      <text:p text:style-name="P4"><text:span text:style-name="T9">10</text:span><text:span text:style-name="T7">. </text:span><text:span text:style-name="T11">korak: Kada je pritisak dostigao prvo stacionarno stanje, otvoriti ventil da pritisak opadne na 0, i zatim ga zatvoriti i čekati da pritisak poraste do drugog stacionarnog stanja.</text:span></text:p>
      <text:p text:style-name="P4"><text:span text:style-name="T9">11</text:span><text:span text:style-name="T7">. </text:span><text:span text:style-name="T11">korak: Kada pritisak dostigne drugo stacionarno stanje otvoriti ventil, i nakon nekoliko sekundi zaustaviti izvršavanje aplikacije pritiskom na dugme „Stop“.</text:span></text:p>
      <text:p text:style-name="P4"><text:span text:style-name="T11"/></text:p>
      <text:p text:style-name="P5"><text:span text:style-name="T7">Komentar</text:span><text:span text:style-name="T11">:</text:span></text:p>
      <text:p text:style-name="P5"><text:span text:style-name="T11">Nakon pritiska na dugme </text:span><text:span text:style-name="T13">„Stop“ </text:span><text:span text:style-name="T11">o</text:span><text:span text:style-name="T13">čitati sve potrebne podatke sa grafika i nakon završetka vežbe, ugasiti aplikaciju u potpunosti. </text:span><text:span text:style-name="T11">Za svaku iteraciju izvršavanje vežbe potrebno je aplikaciju ugasiti u potpunosti i pokrenuti ispočetka.</text:span></text:p>
      <text:p text:style-name="P5"><text:span text:style-name="T11"/></text:p>
      <text:p text:style-name="P5"><text:span text:style-name="T7">Završetak vežbe</text:span><text:span text:style-name="T11">:</text:span></text:p>
      <text:p text:style-name="P1">Nakon završene laboratorijske vežbe potrebno je ugasiti <text:span text:style-name="T1">pumpu</text:span>, ugasiti aplikaciju u potpunosti, i izvući USB kabl iz računara. <text:span text:style-name="T2">Ako je to potrebno, ugasiti i računa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1:57:17.447000000</meta:creation-date>
    <dc:date>2024-05-28T11:58:11.841000000</dc:date>
    <meta:editing-duration>PT54S</meta:editing-duration>
    <meta:editing-cycles>1</meta:editing-cycles>
    <meta:document-statistic meta:table-count="0" meta:image-count="0" meta:object-count="0" meta:page-count="1" meta:paragraph-count="24" meta:word-count="336" meta:character-count="2197" meta:non-whitespace-character-count="1884"/>
    <meta:generator>LibreOffice/24.2.3.2$Windows_X86_64 LibreOffice_project/433d9c2ded56988e8a90e6b2e771ee4e6a5ab2ba</meta:generator>
  </office:meta>
</office:document-meta>
</file>